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61in" svg:x="9.172in" svg:y="0.3949in">
            <draw:object draw:notify-on-update-of-ranges="Sheet1.A2:Sheet1.A254 Sheet1.B2:Sheet1.B2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6.5484in" svg:x="7.2181in" svg:y="4.4839in">
            <draw:object draw:notify-on-update-of-ranges="Sheet1.C2:Sheet1.C270 Sheet1.A2:Sheet1.A2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E, mV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t, 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table:formula="of:=[.C2]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.9" calcext:value-type="float">
            <text:p>62.9</text:p>
          </table:table-cell>
          <table:table-cell office:value-type="float" office:value="118" calcext:value-type="float">
            <text:p>118</text:p>
          </table:table-cell>
          <table:table-cell table:formula="of:=[.C3]/60" office:value-type="float" office:value="1.96666666666667" calcext:value-type="float">
            <text:p>1.9666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.1" calcext:value-type="float">
            <text:p>61.1</text:p>
          </table:table-cell>
          <table:table-cell office:value-type="float" office:value="217" calcext:value-type="float">
            <text:p>217</text:p>
          </table:table-cell>
          <table:table-cell table:formula="of:=[.C4]/60" office:value-type="float" office:value="3.61666666666667" calcext:value-type="float">
            <text:p>3.6166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.1" calcext:value-type="float">
            <text:p>59.1</text:p>
          </table:table-cell>
          <table:table-cell office:value-type="float" office:value="326" calcext:value-type="float">
            <text:p>326</text:p>
          </table:table-cell>
          <table:table-cell table:formula="of:=[.C5]/60" office:value-type="float" office:value="5.43333333333333" calcext:value-type="float">
            <text:p>5.43333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.3" calcext:value-type="float">
            <text:p>57.3</text:p>
          </table:table-cell>
          <table:table-cell office:value-type="float" office:value="437" calcext:value-type="float">
            <text:p>437</text:p>
          </table:table-cell>
          <table:table-cell table:formula="of:=[.C6]/60" office:value-type="float" office:value="7.28333333333333" calcext:value-type="float">
            <text:p>7.28333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.3" calcext:value-type="float">
            <text:p>55.3</text:p>
          </table:table-cell>
          <table:table-cell office:value-type="float" office:value="549" calcext:value-type="float">
            <text:p>549</text:p>
          </table:table-cell>
          <table:table-cell table:formula="of:=[.C7]/60"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" calcext:value-type="float">
            <text:p>53.3</text:p>
          </table:table-cell>
          <table:table-cell office:value-type="float" office:value="669" calcext:value-type="float">
            <text:p>669</text:p>
          </table:table-cell>
          <table:table-cell table:formula="of:=[.C8]/60"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.5" calcext:value-type="float">
            <text:p>51.5</text:p>
          </table:table-cell>
          <table:table-cell office:value-type="float" office:value="782" calcext:value-type="float">
            <text:p>782</text:p>
          </table:table-cell>
          <table:table-cell table:formula="of:=[.C9]/60" office:value-type="float" office:value="13.0333333333333" calcext:value-type="float">
            <text:p>13.033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6" calcext:value-type="float">
            <text:p>49.6</text:p>
          </table:table-cell>
          <table:table-cell office:value-type="float" office:value="912" calcext:value-type="float">
            <text:p>912</text:p>
          </table:table-cell>
          <table:table-cell table:formula="of:=[.C10]/60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.7" calcext:value-type="float">
            <text:p>47.7</text:p>
          </table:table-cell>
          <table:table-cell office:value-type="float" office:value="1051" calcext:value-type="float">
            <text:p>1051</text:p>
          </table:table-cell>
          <table:table-cell table:formula="of:=[.C11]/60" office:value-type="float" office:value="17.5166666666667" calcext:value-type="float">
            <text:p>17.516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.8" calcext:value-type="float">
            <text:p>45.8</text:p>
          </table:table-cell>
          <table:table-cell office:value-type="float" office:value="1206" calcext:value-type="float">
            <text:p>1206</text:p>
          </table:table-cell>
          <table:table-cell table:formula="of:=[.C12]/60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.9" calcext:value-type="float">
            <text:p>44.9</text:p>
          </table:table-cell>
          <table:table-cell office:value-type="float" office:value="1368" calcext:value-type="float">
            <text:p>1368</text:p>
          </table:table-cell>
          <table:table-cell table:formula="of:=[.C13]/60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.6" calcext:value-type="float">
            <text:p>43.6</text:p>
          </table:table-cell>
          <table:table-cell office:value-type="float" office:value="1390" calcext:value-type="float">
            <text:p>1390</text:p>
          </table:table-cell>
          <table:table-cell table:formula="of:=[.C14]/60" office:value-type="float" office:value="23.1666666666667" calcext:value-type="float">
            <text:p>23.1666666666667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43.4" calcext:value-type="float">
            <text:p>43.4</text:p>
          </table:table-cell>
          <table:table-cell office:value-type="float" office:value="1405" calcext:value-type="float">
            <text:p>1405</text:p>
          </table:table-cell>
          <table:table-cell table:formula="of:=[.C15]/60" office:value-type="float" office:value="23.4166666666667" calcext:value-type="float">
            <text:p>23.4166666666667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43.2" calcext:value-type="float">
            <text:p>43.2</text:p>
          </table:table-cell>
          <table:table-cell office:value-type="float" office:value="1420" calcext:value-type="float">
            <text:p>1420</text:p>
          </table:table-cell>
          <table:table-cell table:formula="of:=[.C16]/60" office:value-type="float" office:value="23.6666666666667" calcext:value-type="float">
            <text:p>23.666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" calcext:value-type="float">
            <text:p>43.1</text:p>
          </table:table-cell>
          <table:table-cell office:value-type="float" office:value="1435" calcext:value-type="float">
            <text:p>1435</text:p>
          </table:table-cell>
          <table:table-cell table:formula="of:=[.C17]/60" office:value-type="float" office:value="23.9166666666667" calcext:value-type="float">
            <text:p>23.916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" calcext:value-type="float">
            <text:p>42.9</text:p>
          </table:table-cell>
          <table:table-cell office:value-type="float" office:value="1450" calcext:value-type="float">
            <text:p>1450</text:p>
          </table:table-cell>
          <table:table-cell table:formula="of:=[.C18]/60" office:value-type="float" office:value="24.1666666666667" calcext:value-type="float">
            <text:p>24.1666666666667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42.7" calcext:value-type="float">
            <text:p>42.7</text:p>
          </table:table-cell>
          <table:table-cell office:value-type="float" office:value="1465" calcext:value-type="float">
            <text:p>1465</text:p>
          </table:table-cell>
          <table:table-cell table:formula="of:=[.C19]/60" office:value-type="float" office:value="24.4166666666667" calcext:value-type="float">
            <text:p>24.4166666666667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2.6" calcext:value-type="float">
            <text:p>42.6</text:p>
          </table:table-cell>
          <table:table-cell office:value-type="float" office:value="1480" calcext:value-type="float">
            <text:p>1480</text:p>
          </table:table-cell>
          <table:table-cell table:formula="of:=[.C20]/60" office:value-type="float" office:value="24.6666666666667" calcext:value-type="float">
            <text:p>24.6666666666667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42.5" calcext:value-type="float">
            <text:p>42.5</text:p>
          </table:table-cell>
          <table:table-cell office:value-type="float" office:value="1495" calcext:value-type="float">
            <text:p>1495</text:p>
          </table:table-cell>
          <table:table-cell table:formula="of:=[.C21]/60" office:value-type="float" office:value="24.9166666666667" calcext:value-type="float">
            <text:p>24.91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4" calcext:value-type="float">
            <text:p>42.4</text:p>
          </table:table-cell>
          <table:table-cell office:value-type="float" office:value="1510" calcext:value-type="float">
            <text:p>1510</text:p>
          </table:table-cell>
          <table:table-cell table:formula="of:=[.C22]/60" office:value-type="float" office:value="25.1666666666667" calcext:value-type="float">
            <text:p>25.1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4" calcext:value-type="float">
            <text:p>42.4</text:p>
          </table:table-cell>
          <table:table-cell office:value-type="float" office:value="1525" calcext:value-type="float">
            <text:p>1525</text:p>
          </table:table-cell>
          <table:table-cell table:formula="of:=[.C23]/60" office:value-type="float" office:value="25.4166666666667" calcext:value-type="float">
            <text:p>25.41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4" calcext:value-type="float">
            <text:p>42.4</text:p>
          </table:table-cell>
          <table:table-cell office:value-type="float" office:value="1540" calcext:value-type="float">
            <text:p>1540</text:p>
          </table:table-cell>
          <table:table-cell table:formula="of:=[.C24]/60" office:value-type="float" office:value="25.6666666666667" calcext:value-type="float">
            <text:p>25.66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2.5" calcext:value-type="float">
            <text:p>42.5</text:p>
          </table:table-cell>
          <table:table-cell office:value-type="float" office:value="1555" calcext:value-type="float">
            <text:p>1555</text:p>
          </table:table-cell>
          <table:table-cell table:formula="of:=[.C25]/60" office:value-type="float" office:value="25.9166666666667" calcext:value-type="float">
            <text:p>25.91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4" calcext:value-type="float">
            <text:p>42.4</text:p>
          </table:table-cell>
          <table:table-cell office:value-type="float" office:value="1570" calcext:value-type="float">
            <text:p>1570</text:p>
          </table:table-cell>
          <table:table-cell table:formula="of:=[.C26]/60" office:value-type="float" office:value="26.1666666666667" calcext:value-type="float">
            <text:p>26.16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2.5" calcext:value-type="float">
            <text:p>42.5</text:p>
          </table:table-cell>
          <table:table-cell office:value-type="float" office:value="1585" calcext:value-type="float">
            <text:p>1585</text:p>
          </table:table-cell>
          <table:table-cell table:formula="of:=[.C27]/60" office:value-type="float" office:value="26.4166666666667" calcext:value-type="float">
            <text:p>26.41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2.4" calcext:value-type="float">
            <text:p>42.4</text:p>
          </table:table-cell>
          <table:table-cell office:value-type="float" office:value="1600" calcext:value-type="float">
            <text:p>1600</text:p>
          </table:table-cell>
          <table:table-cell table:formula="of:=[.C28]/60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2.5" calcext:value-type="float">
            <text:p>42.5</text:p>
          </table:table-cell>
          <table:table-cell office:value-type="float" office:value="1630" calcext:value-type="float">
            <text:p>1630</text:p>
          </table:table-cell>
          <table:table-cell table:formula="of:=[.C29]/60" office:value-type="float" office:value="27.1666666666667" calcext:value-type="float">
            <text:p>27.16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2.1" calcext:value-type="float">
            <text:p>42.1</text:p>
          </table:table-cell>
          <table:table-cell office:value-type="float" office:value="1645" calcext:value-type="float">
            <text:p>1645</text:p>
          </table:table-cell>
          <table:table-cell table:formula="of:=[.C30]/60" office:value-type="float" office:value="27.4166666666667" calcext:value-type="float">
            <text:p>27.41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1.9" calcext:value-type="float">
            <text:p>41.9</text:p>
          </table:table-cell>
          <table:table-cell office:value-type="float" office:value="1660" calcext:value-type="float">
            <text:p>1660</text:p>
          </table:table-cell>
          <table:table-cell table:formula="of:=[.C31]/60" office:value-type="float" office:value="27.6666666666667" calcext:value-type="float">
            <text:p>27.6666666666667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1.7" calcext:value-type="float">
            <text:p>41.7</text:p>
          </table:table-cell>
          <table:table-cell office:value-type="float" office:value="1675" calcext:value-type="float">
            <text:p>1675</text:p>
          </table:table-cell>
          <table:table-cell table:formula="of:=[.C32]/60" office:value-type="float" office:value="27.9166666666667" calcext:value-type="float">
            <text:p>27.9166666666667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41.5" calcext:value-type="float">
            <text:p>41.5</text:p>
          </table:table-cell>
          <table:table-cell office:value-type="float" office:value="1690" calcext:value-type="float">
            <text:p>1690</text:p>
          </table:table-cell>
          <table:table-cell table:formula="of:=[.C33]/60" office:value-type="float" office:value="28.1666666666667" calcext:value-type="float">
            <text:p>28.166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.4" calcext:value-type="float">
            <text:p>41.4</text:p>
          </table:table-cell>
          <table:table-cell office:value-type="float" office:value="1705" calcext:value-type="float">
            <text:p>1705</text:p>
          </table:table-cell>
          <table:table-cell table:formula="of:=[.C34]/60" office:value-type="float" office:value="28.4166666666667" calcext:value-type="float">
            <text:p>28.416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.1" calcext:value-type="float">
            <text:p>41.1</text:p>
          </table:table-cell>
          <table:table-cell office:value-type="float" office:value="1720" calcext:value-type="float">
            <text:p>1720</text:p>
          </table:table-cell>
          <table:table-cell table:formula="of:=[.C35]/60" office:value-type="float" office:value="28.6666666666667" calcext:value-type="float">
            <text:p>28.666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.9" calcext:value-type="float">
            <text:p>40.9</text:p>
          </table:table-cell>
          <table:table-cell office:value-type="float" office:value="1735" calcext:value-type="float">
            <text:p>1735</text:p>
          </table:table-cell>
          <table:table-cell table:formula="of:=[.C36]/60" office:value-type="float" office:value="28.9166666666667" calcext:value-type="float">
            <text:p>28.916666666666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40.8" calcext:value-type="float">
            <text:p>40.8</text:p>
          </table:table-cell>
          <table:table-cell office:value-type="float" office:value="1750" calcext:value-type="float">
            <text:p>1750</text:p>
          </table:table-cell>
          <table:table-cell table:formula="of:=[.C37]/60" office:value-type="float" office:value="29.1666666666667" calcext:value-type="float">
            <text:p>29.166666666666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1765" calcext:value-type="float">
            <text:p>1765</text:p>
          </table:table-cell>
          <table:table-cell table:formula="of:=[.C38]/60" office:value-type="float" office:value="29.4166666666667" calcext:value-type="float">
            <text:p>29.4166666666667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1780" calcext:value-type="float">
            <text:p>1780</text:p>
          </table:table-cell>
          <table:table-cell table:formula="of:=[.C39]/60" office:value-type="float" office:value="29.6666666666667" calcext:value-type="float">
            <text:p>29.66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1795" calcext:value-type="float">
            <text:p>1795</text:p>
          </table:table-cell>
          <table:table-cell table:formula="of:=[.C40]/60" office:value-type="float" office:value="29.9166666666667" calcext:value-type="float">
            <text:p>29.91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810" calcext:value-type="float">
            <text:p>1810</text:p>
          </table:table-cell>
          <table:table-cell table:formula="of:=[.C41]/60" office:value-type="float" office:value="30.1666666666667" calcext:value-type="float">
            <text:p>30.166666666666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9.8" calcext:value-type="float">
            <text:p>39.8</text:p>
          </table:table-cell>
          <table:table-cell office:value-type="float" office:value="1825" calcext:value-type="float">
            <text:p>1825</text:p>
          </table:table-cell>
          <table:table-cell table:formula="of:=[.C42]/60" office:value-type="float" office:value="30.4166666666667" calcext:value-type="float">
            <text:p>30.416666666666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9.7" calcext:value-type="float">
            <text:p>39.7</text:p>
          </table:table-cell>
          <table:table-cell office:value-type="float" office:value="1840" calcext:value-type="float">
            <text:p>1840</text:p>
          </table:table-cell>
          <table:table-cell table:formula="of:=[.C43]/60" office:value-type="float" office:value="30.6666666666667" calcext:value-type="float">
            <text:p>30.6666666666667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39.5" calcext:value-type="float">
            <text:p>39.5</text:p>
          </table:table-cell>
          <table:table-cell office:value-type="float" office:value="1855" calcext:value-type="float">
            <text:p>1855</text:p>
          </table:table-cell>
          <table:table-cell table:formula="of:=[.C44]/60" office:value-type="float" office:value="30.9166666666667" calcext:value-type="float">
            <text:p>30.9166666666667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39.3" calcext:value-type="float">
            <text:p>39.3</text:p>
          </table:table-cell>
          <table:table-cell office:value-type="float" office:value="1870" calcext:value-type="float">
            <text:p>1870</text:p>
          </table:table-cell>
          <table:table-cell table:formula="of:=[.C45]/60" office:value-type="float" office:value="31.1666666666667" calcext:value-type="float">
            <text:p>31.166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.2" calcext:value-type="float">
            <text:p>39.2</text:p>
          </table:table-cell>
          <table:table-cell office:value-type="float" office:value="1885" calcext:value-type="float">
            <text:p>1885</text:p>
          </table:table-cell>
          <table:table-cell table:formula="of:=[.C46]/60" office:value-type="float" office:value="31.4166666666667" calcext:value-type="float">
            <text:p>31.416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900" calcext:value-type="float">
            <text:p>1900</text:p>
          </table:table-cell>
          <table:table-cell table:formula="of:=[.C47]/60" office:value-type="float" office:value="31.6666666666667" calcext:value-type="float">
            <text:p>31.6666666666667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8.8" calcext:value-type="float">
            <text:p>38.8</text:p>
          </table:table-cell>
          <table:table-cell office:value-type="float" office:value="1915" calcext:value-type="float">
            <text:p>1915</text:p>
          </table:table-cell>
          <table:table-cell table:formula="of:=[.C48]/60" office:value-type="float" office:value="31.9166666666667" calcext:value-type="float">
            <text:p>31.9166666666667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8.6" calcext:value-type="float">
            <text:p>38.6</text:p>
          </table:table-cell>
          <table:table-cell office:value-type="float" office:value="1930" calcext:value-type="float">
            <text:p>1930</text:p>
          </table:table-cell>
          <table:table-cell table:formula="of:=[.C49]/60" office:value-type="float" office:value="32.1666666666667" calcext:value-type="float">
            <text:p>32.166666666666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8.5" calcext:value-type="float">
            <text:p>38.5</text:p>
          </table:table-cell>
          <table:table-cell office:value-type="float" office:value="1945" calcext:value-type="float">
            <text:p>1945</text:p>
          </table:table-cell>
          <table:table-cell table:formula="of:=[.C50]/60" office:value-type="float" office:value="32.4166666666667" calcext:value-type="float">
            <text:p>32.4166666666667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38.4" calcext:value-type="float">
            <text:p>38.4</text:p>
          </table:table-cell>
          <table:table-cell office:value-type="float" office:value="1960" calcext:value-type="float">
            <text:p>1960</text:p>
          </table:table-cell>
          <table:table-cell table:formula="of:=[.C51]/60" office:value-type="float" office:value="32.6666666666667" calcext:value-type="float">
            <text:p>32.66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2" calcext:value-type="float">
            <text:p>38.2</text:p>
          </table:table-cell>
          <table:table-cell office:value-type="float" office:value="1975" calcext:value-type="float">
            <text:p>1975</text:p>
          </table:table-cell>
          <table:table-cell table:formula="of:=[.C52]/60" office:value-type="float" office:value="32.9166666666667" calcext:value-type="float">
            <text:p>32.916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3" calcext:value-type="float">
            <text:p>36.3</text:p>
          </table:table-cell>
          <table:table-cell office:value-type="float" office:value="2157" calcext:value-type="float">
            <text:p>2157</text:p>
          </table:table-cell>
          <table:table-cell table:formula="of:=[.C53]/60"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7" calcext:value-type="float">
            <text:p>34.7</text:p>
          </table:table-cell>
          <table:table-cell office:value-type="float" office:value="2320" calcext:value-type="float">
            <text:p>2320</text:p>
          </table:table-cell>
          <table:table-cell table:formula="of:=[.C54]/60" office:value-type="float" office:value="38.6666666666667" calcext:value-type="float">
            <text:p>38.666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1" calcext:value-type="float">
            <text:p>32.1</text:p>
          </table:table-cell>
          <table:table-cell office:value-type="float" office:value="2593" calcext:value-type="float">
            <text:p>2593</text:p>
          </table:table-cell>
          <table:table-cell table:formula="of:=[.C55]/60" office:value-type="float" office:value="43.2166666666667" calcext:value-type="float">
            <text:p>43.21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.1" calcext:value-type="float">
            <text:p>30.1</text:p>
          </table:table-cell>
          <table:table-cell office:value-type="float" office:value="2836" calcext:value-type="float">
            <text:p>2836</text:p>
          </table:table-cell>
          <table:table-cell table:formula="of:=[.C56]/60" office:value-type="float" office:value="47.2666666666667" calcext:value-type="float">
            <text:p>47.266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.3" calcext:value-type="float">
            <text:p>28.3</text:p>
          </table:table-cell>
          <table:table-cell office:value-type="float" office:value="3091" calcext:value-type="float">
            <text:p>3091</text:p>
          </table:table-cell>
          <table:table-cell table:formula="of:=[.C57]/60" office:value-type="float" office:value="51.5166666666667" calcext:value-type="float">
            <text:p>51.51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" calcext:value-type="float">
            <text:p>26.2</text:p>
          </table:table-cell>
          <table:table-cell office:value-type="float" office:value="3408" calcext:value-type="float">
            <text:p>3408</text:p>
          </table:table-cell>
          <table:table-cell table:formula="of:=[.C58]/60"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C59]/6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4:22:16.417971089</meta:creation-date>
    <dc:date>2022-03-01T15:55:36.035965053</dc:date>
    <meta:editing-duration>PT9M18S</meta:editing-duration>
    <meta:editing-cycles>2</meta:editing-cycles>
    <meta:generator>LibreOffice/6.4.7.2$Linux_X86_64 LibreOffice_project/40$Build-2</meta:generator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plot-area chart:style-name="ch2" table:cell-range-address="Sheet1.A2:Sheet1.B254" svg:x="0.394cm" svg:y="0.178cm" svg:width="15.363cm" svg:height="8.648cm">
          <chartooo:coordinate-region svg:x="1.015cm" svg:y="0.378cm" svg:width="14.555cm" svg:height="7.801cm"/>
          <chart:axis chart:dimension="x" chart:name="primary-x" chart:style-name="ch3"/>
          <chart:axis chart:dimension="y" chart:name="primary-y" chart:style-name="ch3"/>
          <chart:series chart:style-name="ch4" chart:values-cell-range-address="Sheet1.B2:Sheet1.B254" chart:class="chart:scatter">
            <chart:domain table:cell-range-address="Sheet1.A2:Sheet1.A254"/>
            <chart:regression-curve chart:style-name="ch5">
              <chart:equation chart:display-equation="true" chart:display-r-square="false" svg:x="2.821cm" svg:y="6.912cm"/>
            </chart:regression-curve>
            <chart:data-point chart:repeated="25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Sheet1.A2:Sheet1.A254</svg:desc>
                </draw:g>
              </table:table-cell>
              <table:table-cell office:value-type="float" office:value="64.8">
                <text:p>64.8</text:p>
                <draw:g>
                  <svg:desc>Sheet1.B2:Sheet1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8">
                <text:p>69.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3">
                <text:p>69.3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7">
                <text:p>68.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.2">
                <text:p>68.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3">
                <text:p>68.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.8">
                <text:p>67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8">
                <text:p>67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.8">
                <text:p>67.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8">
                <text:p>67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.8">
                <text:p>67.8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.8">
                <text:p>67.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.8">
                <text:p>67.8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6">
                <text:p>67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9">
                <text:p>66.9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9">
                <text:p>66.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.4">
                <text:p>66.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">
                <text:p>65.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.8">
                <text:p>65.8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6">
                <text:p>65.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1">
                <text:p>65.1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8">
                <text:p>64.8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8">
                <text:p>64.8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4">
                <text:p>64.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.1">
                <text:p>64.1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6" style:family="chart">
      <style:chart-properties chart:solid-type="cuboid" chart:symbol-type="named-symbol" chart:symbol-name="square" chart:symbol-width="0.05cm" chart:symbol-height="0.0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16.634cm" xlink:href=".." xlink:type="simple" chart:class="chart:scatter" chart:column-mapping="1 0" chart:style-name="ch1">
        <chart:plot-area chart:style-name="ch2" table:cell-range-address="Sheet1.C2:Sheet1.C270 Sheet1.A2:Sheet1.A270" svg:x="0.32cm" svg:y="0.332cm" svg:width="15.364cm" svg:height="15.97cm">
          <chartooo:coordinate-region svg:x="0.941cm" svg:y="0.531cm" svg:width="14.186cm" svg:height="15.124cm"/>
          <chart:axis chart:dimension="x" chart:name="primary-x" chart:style-name="ch3"/>
          <chart:axis chart:dimension="y" chart:name="primary-y" chart:style-name="ch3"/>
          <chart:series chart:style-name="ch4" chart:values-cell-range-address="Sheet1.A2:Sheet1.A270" chart:class="chart:scatter">
            <chart:domain table:cell-range-address="Sheet1.C2:Sheet1.C270"/>
            <chart:regression-curve chart:style-name="ch5">
              <chart:equation chart:display-equation="true" chart:display-r-square="false" svg:x="3.715cm" svg:y="9.18cm"/>
            </chart:regression-curve>
            <chart:data-point chart:repeated="21"/>
            <chart:data-point chart:style-name="ch6"/>
            <chart:data-point chart:repeated="2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270</svg:desc>
                </draw:g>
              </table:table-cell>
              <table:table-cell office:value-type="float" office:value="92">
                <text:p>92</text:p>
                <draw:g>
                  <svg:desc>Sheet1.A2:Sheet1.A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">
                <text:p>2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6">
                <text:p>3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">
                <text:p>4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9">
                <text:p>5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9">
                <text:p>6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2">
                <text:p>7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2">
                <text:p>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1">
                <text:p>10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6">
                <text:p>12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8">
                <text:p>13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0">
                <text:p>13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5">
                <text:p>140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0">
                <text:p>142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5">
                <text:p>14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0">
                <text:p>14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5">
                <text:p>1465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0">
                <text:p>148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5">
                <text:p>149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0">
                <text:p>15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0">
                <text:p>1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5">
                <text:p>155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0">
                <text:p>15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5">
                <text:p>158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0">
                <text:p>163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">
                <text:p>164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0">
                <text:p>166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75">
                <text:p>167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0">
                <text:p>169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5">
                <text:p>17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0">
                <text:p>17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5">
                <text:p>17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65">
                <text:p>1765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0">
                <text:p>178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5">
                <text:p>1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0">
                <text:p>18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5">
                <text:p>1825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0">
                <text:p>184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5">
                <text:p>1855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0">
                <text:p>187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5">
                <text:p>18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00">
                <text:p>19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5">
                <text:p>19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0">
                <text:p>193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5">
                <text:p>194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0">
                <text:p>1960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57">
                <text:p>21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0">
                <text:p>23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93">
                <text:p>25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6">
                <text:p>28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1">
                <text:p>30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08">
                <text:p>34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